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atin Modern Roman" svg:font-family="'Latin Modern Roman'" style:font-pitch="variable"/>
    <style:font-face style:name="TeX Gyre Pagella" svg:font-family="'TeX Gyre Pagell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style:font-name="Latin Modern Roman" fo:language="da" fo:country="DK" officeooo:rsid="001c9b5f" officeooo:paragraph-rsid="001c9b5f"/>
    </style:style>
    <style:style style:name="P2" style:family="paragraph" style:parent-style-name="Text_20_body">
      <style:text-properties officeooo:rsid="001c9b5f" officeooo:paragraph-rsid="001c9b5f"/>
    </style:style>
    <style:style style:name="P3" style:family="paragraph" style:parent-style-name="Text_20_body">
      <style:text-properties officeooo:rsid="001d5461" officeooo:paragraph-rsid="001d5461"/>
    </style:style>
    <style:style style:name="P4" style:family="paragraph" style:parent-style-name="Text_20_body">
      <style:text-properties officeooo:rsid="0020081c" officeooo:paragraph-rsid="0020081c"/>
    </style:style>
    <style:style style:name="P5" style:family="paragraph" style:parent-style-name="Text_20_body">
      <style:text-properties officeooo:rsid="0020081c" officeooo:paragraph-rsid="00209749"/>
    </style:style>
    <style:style style:name="P6" style:family="paragraph" style:parent-style-name="Text_20_body">
      <style:text-properties officeooo:rsid="00209749" officeooo:paragraph-rsid="00209749"/>
    </style:style>
    <style:style style:name="P7" style:family="paragraph" style:parent-style-name="Heading_20_1">
      <style:text-properties fo:language="da" fo:country="DK"/>
    </style:style>
    <style:style style:name="P8" style:family="paragraph" style:parent-style-name="Heading_20_3">
      <style:text-properties officeooo:rsid="001c9b5f" officeooo:paragraph-rsid="00209749"/>
    </style:style>
    <style:style style:name="T1" style:family="text">
      <style:text-properties officeooo:rsid="001c9b5f"/>
    </style:style>
    <style:style style:name="T2" style:family="text">
      <style:text-properties officeooo:rsid="0020081c"/>
    </style:style>
    <style:style style:name="T3" style:family="text">
      <style:text-properties officeooo:rsid="0020974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FuzzyPlan</text:h>
      <text:p text:style-name="P1">FuzzyPlan er skabt for at hjælpe de af os der synes livet er for spændende til planer og pauser – men som alligevel godt ved at vi har brug for begge dele.</text:p>
      <text:h text:style-name="Heading_20_3" text:outline-level="3">Det er svært at lægge planer </text:h>
      <text:p text:style-name="P2">Med FuzzyPlan skriver du først alle de ting ned der skal gøres, og så finder du den mest hensigtsmæssige rækkefølge bagefter.</text:p>
      <text:p text:style-name="P2">Hvis du ved hvornår en opgave skal foregå kan du fastgøre opgaven til dette tidspunkt. De andre opgaver lægger sig omkring disse fastlagte opgaver. </text:p>
      <text:p text:style-name="P2">Hvis du på forhånd ved hvor lang tid en opgaver plejer at tage, er det let at give opgaverne den længde de skal have.</text:p>
      <text:p text:style-name="P6">Hvis du skal for meget til at kunne nå det i dag, har FuzzyPlan en månedsvisning hvor opgaver kan lægges ind så du ikke glemmer dem. De dukker op når du planlægger en ny dag – men kan nemt udskydes hvis der stadig ikke er overskud til dem.</text:p>
      <text:h text:style-name="P8" text:outline-level="3">- og planer skrider når de er lagt</text:h>
      <text:p text:style-name="P5">Når planerne skrider – ikke hvis – er det nemt at bytte rundt på opgaver eller udskyde dem til i morgen. <text:span text:style-name="T3">Det er også let at lægge</text:span> pauser ind når situationen kræver det.</text:p>
      <text:p text:style-name="P5"><text:span text:style-name="T3">Når du har udskudt en opgave minder FuzzyPlan dig om det dagen efter, når du planlægger.</text:span></text:p>
      <text:h text:style-name="Heading_20_3" text:outline-level="3">Det kan være svært at overskue tid</text:h>
      <text:p text:style-name="P3">Børnene skal til lægen klokken 13:15 og de skal hentes i børnehaven først. Det tager 10 minutter at køre til børnehaven, 15 minutter at fange dem og putte dem i tøjet. Det tager 20 minutter at køre til lægen, og I skal være der 5 minutter før.</text:p>
      <text:p text:style-name="P3">Hvornår skal du ud af døren?</text:p>
      <text:p text:style-name="P3">Det er et spørgsmål der kan give koldsved på panden og en gang imellem betyder at du dukker op en time for tidligt eller en time for sent til aftaler.</text:p>
      <text:p text:style-name="P3">Med FuzzyPlan starter du med lægetiden 13:15. Nå den er fastgjort tilføjer du en køretid på 25 minutter som fastgøres før lægetiden, en <text:span text:style-name="T2">tage-tøj-på-tid på 15 minutter som fastgøres før køretiden og endelig en køre-til-børnehaven-tid på 10 minutter. Så er det klart at du skal ud af døren klokken 12:25.</text:span></text:p>
      <text:h text:style-name="Heading_20_3" text:outline-level="3">Det kan være svært at huske at holde pauser</text:h>
      <text:p text:style-name="P4">Når man lægger planer er det nemt at glemme pauserne. Der er ikke samme ”skal” over at lægge benene op og læse en god bog eller bare se ud af vinduet som ved rengøring og arbejde, så vi er tilbøjelige til at glemme pauserne.</text:p>
      <text:p text:style-name="P4">FuzzyPlan har en healthbar med ti hjerter øverst og en side-bar der bliver mørkere og mørkere jo flere opgaver du lægger ind uden pauser. </text:p>
      <text:p text:style-name="P4"><text:soft-page-break/>Hvis du er lavt på hjerter, eller dagen ser for mørk ud, mens du planlægger, kan det hjælpe dig til at lægge en pause ind.</text:p>
      <text:h text:style-name="Heading_20_3" text:outline-level="3">Det er godt at leve regelmæssigt</text:h>
      <text:p text:style-name="P6">FuzzyPlan gemmer dine dagsplaner og ved at give faste opgaver farver er det let at se om du får gjort de ting du sætter dig for at gøre regelmæssi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atin Modern Roman" svg:font-family="'Latin Modern Roman'" style:font-pitch="variable"/>
    <style:font-face style:name="TeX Gyre Pagella" svg:font-family="'TeX Gyre Pagell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a" fo:country="DK"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da" fo:country="DK"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3-03T15:55:26.670580970</meta:creation-date>
    <dc:date>2021-03-03T17:30:54.512417017</dc:date>
    <meta:editing-duration>PT36S</meta:editing-duration>
    <meta:editing-cycles>1</meta:editing-cycles>
    <meta:document-statistic meta:table-count="0" meta:image-count="0" meta:object-count="0" meta:page-count="2" meta:paragraph-count="21" meta:word-count="486" meta:character-count="2577" meta:non-whitespace-character-count="2105"/>
    <meta:generator>LibreOffice/6.0.7.3$Linux_X86_64 LibreOffice_project/00m0$Build-3</meta:generator>
  </office:meta>
</office:document-meta>
</file>